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style:font-name="Arial" style:font-name-asian="DejaVu Sans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GMTP</text:p>
          </table:table-cell>
          <table:table-cell table:style-name="ce1" office:value-type="string">
            <text:p>DCCP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 table:style-name="Default" office:value-type="float" office:value="21.842">
            <text:p>21,842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style-name="Default" office:value-type="float" office:value="20.002">
            <text:p>20,002</text:p>
          </table:table-cell>
          <table:table-cell table:style-name="Default" office:value-type="float" office:value="12.234">
            <text:p>12,234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9.632">
            <text:p>19,632</text:p>
          </table:table-cell>
          <table:table-cell office:value-type="float" office:value="7.023">
            <text:p>7,023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8.902">
            <text:p>18,902</text:p>
          </table:table-cell>
          <table:table-cell office:value-type="float" office:value="3.212">
            <text:p>3,212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9.902">
            <text:p>19,902</text:p>
          </table:table-cell>
          <table:table-cell office:value-type="float" office:value="1.023">
            <text:p>1,023</text:p>
          </table:table-cell>
          <table:table-cell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20.902">
            <text:p>20,902</text:p>
          </table:table-cell>
          <table:table-cell office:value-type="float" office:value="0.45">
            <text:p>0,45</text:p>
          </table:table-cell>
          <table:table-cell/>
        </table:table-row>
        <table:table-row table:style-name="ro1">
          <table:table-cell office:value-type="float" office:value="1270">
            <text:p>1270</text:p>
          </table:table-cell>
          <table:table-cell office:value-type="float" office:value="21.902">
            <text:p>21,902</text:p>
          </table:table-cell>
          <table:table-cell office:value-type="float" office:value="0.302">
            <text:p>0,302</text:p>
          </table:table-cell>
          <table:table-cell>
            <draw:frame table:end-cell-address="Planilha1.L33" table:end-x="0.587cm" table:end-y="0.414cm" draw:z-index="0" draw:style-name="gr1" svg:width="17.749cm" svg:height="11.652cm" svg:x="0.903cm" svg:y="0.008cm">
              <draw:object draw:notify-on-update-of-ranges="Planilha1.A2:Planilha1.A11 Planilha1.C1:Planilha1.C1 Planilha1.C2:Planilha1.C11 Planilha1.B1:Planilha1.B1 Planilha1.B2:Planilha1.B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550">
            <text:p>2550</text:p>
          </table:table-cell>
          <table:table-cell office:value-type="float" office:value="22.902">
            <text:p>22,902</text:p>
          </table:table-cell>
          <table:table-cell office:value-type="float" office:value="0.1">
            <text:p>0,1</text:p>
          </table:table-cell>
          <table:table-cell/>
        </table:table-row>
        <table:table-row table:style-name="ro1">
          <table:table-cell office:value-type="float" office:value="5110">
            <text:p>5110</text:p>
          </table:table-cell>
          <table:table-cell office:value-type="float" office:value="20.675">
            <text:p>20,675</text:p>
          </table:table-cell>
          <table:table-cell office:value-type="float" office:value="0.05">
            <text:p>0,05</text:p>
          </table:table-cell>
          <table:table-cell/>
        </table:table-row>
        <table:table-row table:style-name="ro1">
          <table:table-cell office:value-type="float" office:value="10230">
            <text:p>10230</text:p>
          </table:table-cell>
          <table:table-cell office:value-type="float" office:value="20.757">
            <text:p>20,757</text:p>
          </table:table-cell>
          <table:table-cell office:value-type="float" office:value="0.003">
            <text:p>0,003</text:p>
          </table:table-cell>
          <table:table-cell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3">13/11/2011</text:date>, <text:time>23:33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andro </meta:initial-creator>
    <meta:creation-date>2011-02-17T19:49:41</meta:creation-date>
    <dc:date>2011-11-13T23:33:20</dc:date>
    <meta:editing-duration>PT3H34M51S</meta:editing-duration>
    <meta:editing-cycles>14</meta:editing-cycles>
    <meta:generator>LibreOffice/3.4$Unix LibreOffice_project/340m1$Build-302</meta:generator>
    <dc:creator>Leandro </dc:creator>
    <meta:document-statistic meta:table-count="3" meta:cell-count="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family="'Nimbus Sans L'" style:font-style-name="Regular" fo:font-size="15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8pt" style:font-size-asian="8pt" style:font-size-complex="8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5cm" svg:height="11.653cm" xlink:href=".." xlink:type="simple" chart:class="chart:line" chart:style-name="ch1">
        <chart:title svg:x="4.592cm" svg:y="0.267cm" chart:style-name="ch2">
          <text:p>Number of Nodes vs. Throughput</text:p>
        </chart:title>
        <chart:legend svg:x="13.027cm" svg:y="3.344cm" style:legend-expansion="custom" chartooo:width="3.212cm" chartooo:height="1.201cm" style:legend-expansion-aspect-ratio="2.6744379683597" chart:style-name="ch3"/>
        <chart:plot-area chart:style-name="ch4" table:cell-range-address="Planilha1.A1:Planilha1.C11" chart:data-source-has-labels="both" svg:x="1.207cm" svg:y="1.079cm" svg:width="16.328cm" svg:height="9.593cm">
          <chartooo:coordinate-region svg:x="1.776cm" svg:y="1.239cm" svg:width="15.36cm" svg:height="8.865cm"/>
          <chart:axis chart:dimension="x" chart:name="primary-x" chart:style-name="ch5" chartooo:axis-type="text">
            <chart:title svg:x="7.297cm" svg:y="10.801cm" chart:style-name="ch6">
              <text:p>Number of Nodes</text:p>
            </chart:title>
            <chart:categories table:cell-range-address="Planilha1.A2:Planilha1.A11"/>
            <chart:grid chart:style-name="ch7" chart:class="major"/>
          </chart:axis>
          <chart:axis chart:dimension="y" chart:name="primary-y" chart:style-name="ch5">
            <chart:title svg:x="0cm" svg:y="8.081cm" chart:style-name="ch8">
              <text:p>Throughput (Mbps)</text:p>
            </chart:title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Planilha1.C2:Planilha1.C11" chart:label-cell-address="Planilha1.C1:Planilha1.C1" chart:class="chart:line">
            <chart:data-point chart:repeated="10"/>
          </chart:series>
          <chart:series chart:attached-axis="primary-y" chart:style-name="ch11" chart:values-cell-range-address="Planilha1.B2:Planilha1.B11" chart:label-cell-address="Planilha1.B1:Planilha1.B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CCP</text:p>
                <draw:g>
                  <svg:desc>Planilha1.C1:Planilha1.C1</svg:desc>
                </draw:g>
              </table:table-cell>
              <table:table-cell office:value-type="string">
                <text:p>GMTP</text:p>
                <draw:g>
                  <svg:desc>Planilha1.B1:Planilha1.B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lanilha1.A2:Planilha1.A11</svg:desc>
                </draw:g>
              </table:table-cell>
              <table:table-cell office:value-type="float" office:value="21.842">
                <text:p>21.842</text:p>
                <draw:g>
                  <svg:desc>Planilha1.C2:Planilha1.C11</svg:desc>
                </draw:g>
              </table:table-cell>
              <table:table-cell office:value-type="float" office:value="21.842">
                <text:p>21.842</text:p>
                <draw:g>
                  <svg:desc>Planilha1.B2:Planilha1.B11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.234">
                <text:p>12.234</text:p>
              </table:table-cell>
              <table:table-cell office:value-type="float" office:value="20.002">
                <text:p>20.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.023">
                <text:p>7.023</text:p>
              </table:table-cell>
              <table:table-cell office:value-type="float" office:value="19.632">
                <text:p>19.63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.212">
                <text:p>3.212</text:p>
              </table:table-cell>
              <table:table-cell office:value-type="float" office:value="18.902">
                <text:p>18.9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.023">
                <text:p>1.023</text:p>
              </table:table-cell>
              <table:table-cell office:value-type="float" office:value="19.902">
                <text:p>19.902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45">
                <text:p>0.45</text:p>
              </table:table-cell>
              <table:table-cell office:value-type="float" office:value="20.902">
                <text:p>20.902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0.302">
                <text:p>0.302</text:p>
              </table:table-cell>
              <table:table-cell office:value-type="float" office:value="21.902">
                <text:p>21.902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0.1">
                <text:p>0.1</text:p>
              </table:table-cell>
              <table:table-cell office:value-type="float" office:value="22.902">
                <text:p>22.902</text:p>
              </table:table-cell>
            </table:table-row>
            <table:table-row>
              <table:table-cell office:value-type="float" office:value="5110">
                <text:p>5110</text:p>
              </table:table-cell>
              <table:table-cell office:value-type="float" office:value="0.05">
                <text:p>0.05</text:p>
              </table:table-cell>
              <table:table-cell office:value-type="float" office:value="20.675">
                <text:p>20.675</text:p>
              </table:table-cell>
            </table:table-row>
            <table:table-row>
              <table:table-cell office:value-type="float" office:value="10230">
                <text:p>10230</text:p>
              </table:table-cell>
              <table:table-cell office:value-type="float" office:value="0.003">
                <text:p>0.003</text:p>
              </table:table-cell>
              <table:table-cell office:value-type="float" office:value="20.757">
                <text:p>20.7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